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9cm" table:align="left"/>
    </style:style>
    <style:style style:name="Table1.A" style:family="table-column">
      <style:table-column-properties style:column-width="3.26cm"/>
    </style:style>
    <style:style style:name="Table1.B" style:family="table-column">
      <style:table-column-properties style:column-width="2.0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495cm" table:align="left"/>
    </style:style>
    <style:style style:name="Table2.A" style:family="table-column">
      <style:table-column-properties style:column-width="3.563cm"/>
    </style:style>
    <style:style style:name="Table2.B" style:family="table-column">
      <style:table-column-properties style:column-width="2.08cm"/>
    </style:style>
    <style:style style:name="Table2.C" style:family="table-column">
      <style:table-column-properties style:column-width="2.85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1de9db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>
      <style:text-properties officeooo:paragraph-rsid="001de9db"/>
    </style:style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cellent.<text:line-break/>Now we formalize the <text:span text:style-name="Strong_20_Emphasis">Disaster Recovery &amp; Backup Strategy — Platform Continuity &amp; Data Protection Architecture</text:span>.</text:p>
      <text:p text:style-name="Text_20_body">For your system (multi-tenant exam SaaS), disaster recovery must guarantee:</text:p>
      <text:list text:style-name="L37">
        <text:list-item>
          <text:p text:style-name="P41">No student data loss</text:p>
        </text:list-item>
        <text:list-item>
          <text:p text:style-name="P41">No analytics corruption</text:p>
        </text:list-item>
        <text:list-item>
          <text:p text:style-name="P41">No billing inconsistency</text:p>
        </text:list-item>
        <text:list-item>
          <text:p text:style-name="P41">Fast restoration capability</text:p>
        </text:list-item>
        <text:list-item>
          <text:p text:style-name="P41">Minimal downtime during failure</text:p>
        </text:list-item>
        <text:list-item>
          <text:p text:style-name="P41">Protection against human error</text:p>
        </text:list-item>
        <text:list-item>
          <text:p text:style-name="P41">Protection against accidental deletes</text:p>
        </text:list-item>
        <text:list-item>
          <text:p text:style-name="P41">Protection against malicious tampering</text:p>
        </text:list-item>
      </text:list>
      <text:p text:style-name="Text_20_body">This strategy must be automated, not manual.</text:p>
      <text:p text:style-name="Horizontal_20_Line"/>
      <text:h text:style-name="Heading_20_1" text:outline-level="1">🧠 CORE PRINCIPLE</text:h>
      <text:p text:style-name="Text_20_body">There are <text:span text:style-name="Strong_20_Emphasis">three disaster scenarios</text:span> to protect against:</text:p>
      <text:list text:style-name="L38">
        <text:list-item>
          <text:p text:style-name="P42">Data corruption (accidental overwrite/delete)</text:p>
        </text:list-item>
        <text:list-item>
          <text:p text:style-name="P42">Infrastructure failure (region outage)</text:p>
        </text:list-item>
        <text:list-item>
          <text:p text:style-name="P42">Deployment failure (bad code release)</text:p>
        </text:list-item>
      </text:list>
      <text:p text:style-name="Text_20_body">Each requires different mitigation layers.</text:p>
      <text:p text:style-name="Horizontal_20_Line"/>
      <text:h text:style-name="Heading_20_1" text:outline-level="1">🏗 1️⃣ FIRESTORE BACKUP STRATEGY</text:h>
      <text:h text:style-name="Heading_20_2" text:outline-level="2">A. Scheduled Firestore Export (Authoritative Backup)</text:h>
      <text:p text:style-name="Text_20_body">Use:</text:p>
      <text:p text:style-name="Text_20_body">Google Cloud Firestore Export to Cloud Storage.</text:p>
      <text:p text:style-name="Text_20_body">Schedule:</text:p>
      <text:p text:style-name="P1"><text:span text:style-name="Source_20_Text">Daily full export at 03:00 AM</text:span></text:p>
      <text:p text:style-name="Text_20_body">Command (Cloud Scheduler → Cloud Function):</text:p>
      <text:p text:style-name="P1"><text:span text:style-name="Source_20_Text">gcloud firestore export gs://parabolic-backups-prod/firestore/YYYY-MM-DD</text:span></text:p>
      <text:p text:style-name="Text_20_body">Store under:</text:p>
      <text:p text:style-name="P1"><text:soft-page-break/><text:span text:style-name="Source_20_Text">gs://parabolic-backups-prod/firestore/{date}/</text:span></text:p>
      <text:p text:style-name="Horizontal_20_Line"/>
      <text:h text:style-name="Heading_20_2" text:outline-level="2">B. Backup Retention Polic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ackup Type</text:p>
            </table:table-cell>
            <table:table-cell table:style-name="Table1.A1" office:value-type="string">
              <text:p text:style-name="Table_20_Heading">Retention</text:p>
            </table:table-cell>
          </table:table-row>
        </table:table-header-rows>
        <table:table-row>
          <table:table-cell table:style-name="Table1.A1" office:value-type="string">
            <text:p text:style-name="Table_20_Contents">Daily</text:p>
          </table:table-cell>
          <table:table-cell table:style-name="Table1.A1" office:value-type="string">
            <text:p text:style-name="Table_20_Contents">30 days</text:p>
          </table:table-cell>
        </table:table-row>
        <table:table-row>
          <table:table-cell table:style-name="Table1.A1" office:value-type="string">
            <text:p text:style-name="Table_20_Contents">Weekly snapshot</text:p>
          </table:table-cell>
          <table:table-cell table:style-name="Table1.A1" office:value-type="string">
            <text:p text:style-name="Table_20_Contents">3 months</text:p>
          </table:table-cell>
        </table:table-row>
        <table:table-row>
          <table:table-cell table:style-name="Table1.A1" office:value-type="string">
            <text:p text:style-name="Table_20_Contents">Monthly snapshot</text:p>
          </table:table-cell>
          <table:table-cell table:style-name="Table1.A1" office:value-type="string">
            <text:p text:style-name="Table_20_Contents">1 year</text:p>
          </table:table-cell>
        </table:table-row>
      </table:table>
      <text:p text:style-name="Text_20_body">Lifecycle rules configured in Cloud Storage.</text:p>
      <text:p text:style-name="Horizontal_20_Line"/>
      <text:h text:style-name="Heading_20_2" text:outline-level="2">C. What Is Backed Up</text:h>
      <text:p text:style-name="Text_20_body">✔ All collections<text:line-break/>✔ All subcollections<text:line-break/>✔ Vendor collections<text:line-break/>✔ License objects<text:line-break/>✔ Audit logs<text:line-break/>✔ Calibration versions<text:line-break/>✔ Usage data</text:p>
      <text:p text:style-name="Text_20_body">BigQuery not included here (separate).</text:p>
      <text:p text:style-name="Horizontal_20_Line"/>
      <text:h text:style-name="Heading_20_1" text:outline-level="1">📊 2️⃣ BIGQUERY BACKUP STRATEGY</text:h>
      <text:p text:style-name="Text_20_body">BigQuery is already archive storage, but we add:</text:p>
      <text:h text:style-name="Heading_20_2" text:outline-level="2">A. Dataset-Level Snapshot</text:h>
      <text:p text:style-name="Text_20_body">Schedule weekly snapshot:</text:p>
      <text:p text:style-name="Preformatted_20_Text"><text:span text:style-name="Source_20_Text">CREATE SNAPSHOT TABLE backup_dataset.snapshot_YYYYMMDD</text:span></text:p>
      <text:p text:style-name="P1"><text:span text:style-name="Source_20_Text">CLONE main_dataset.sessions</text:span></text:p>
      <text:p text:style-name="Text_20_body">Retention:</text:p>
      <text:list text:style-name="L39">
        <text:list-item>
          <text:p text:style-name="P43">90 days for weekly</text:p>
        </text:list-item>
        <text:list-item>
          <text:p text:style-name="P43">1 year for monthly</text:p>
        </text:list-item>
      </text:list>
      <text:p text:style-name="Horizontal_20_Line"/>
      <text:h text:style-name="Heading_20_2" text:outline-level="2">B. Cross-Region Backup (Optional but Recommended)</text:h>
      <text:p text:style-name="Text_20_body">Enable:</text:p>
      <text:p text:style-name="Text_20_body">Multi-region dataset (e.g., asia-south1 + asia-east1)</text:p>
      <text:p text:style-name="Text_20_body"><text:soft-page-break/>Protects against regional outage.</text:p>
      <text:p text:style-name="Horizontal_20_Line"/>
      <text:h text:style-name="Heading_20_1" text:outline-level="1">🗂 3️⃣ CLOUD STORAGE BACKUP POLICY</text:h>
      <text:p text:style-name="Text_20_body">Important for:</text:p>
      <text:list text:style-name="L40">
        <text:list-item>
          <text:p text:style-name="P44">Question images</text:p>
        </text:list-item>
        <text:list-item>
          <text:p text:style-name="P44">Solution images</text:p>
        </text:list-item>
        <text:list-item>
          <text:p text:style-name="P44">Monthly PDFs</text:p>
        </text:list-item>
        <text:list-item>
          <text:p text:style-name="P44">Governance reports</text:p>
        </text:list-item>
      </text:list>
      <text:p text:style-name="Text_20_body">Enable:</text:p>
      <text:p text:style-name="Text_20_body">Object versioning:</text:p>
      <text:p text:style-name="P1"><text:span text:style-name="Source_20_Text">gsutil versioning set on gs://parabolic-storage-prod</text:span></text:p>
      <text:p text:style-name="Text_20_body">This allows rollback of deleted files.</text:p>
      <text:p text:style-name="Text_20_body">Retention policy:</text:p>
      <text:list text:style-name="L41">
        <text:list-item>
          <text:p text:style-name="P45">Keep deleted versions 30 days.</text:p>
        </text:list-item>
      </text:list>
      <text:p text:style-name="Horizontal_20_Line"/>
      <text:h text:style-name="Heading_20_1" text:outline-level="1">🔁 4️⃣ RESTORE TEST PLAN (VERY IMPORTANT)</text:h>
      <text:p text:style-name="Text_20_body">Backups are useless if never tested.</text:p>
      <text:p text:style-name="Text_20_body">Every quarter:</text:p>
      <text:p text:style-name="Text_20_body">Perform restore simulation in staging.</text:p>
      <text:p text:style-name="Horizontal_20_Line"/>
      <text:h text:style-name="Heading_20_2" text:outline-level="2">Restore Simulation Steps</text:h>
      <text:list text:style-name="L42">
        <text:list-item>
          <text:p text:style-name="P46">Create new staging Firestore project</text:p>
        </text:list-item>
        <text:list-item>
          <text:p text:style-name="P46">Import backup:</text:p>
        </text:list-item>
      </text:list>
      <text:p text:style-name="P1"><text:span text:style-name="Source_20_Text">gcloud firestore import gs://parabolic-backups-prod/firestore/YYYY-MM-DD</text:span></text:p>
      <text:list text:style-name="L43">
        <text:list-item>
          <text:p text:style-name="P47">Deploy staging backend</text:p>
        </text:list-item>
        <text:list-item>
          <text:p text:style-name="P47">Validate:</text:p>
        </text:list-item>
      </text:list>
      <text:list text:style-name="L44">
        <text:list-item>
          <text:p text:style-name="P48">License objects present</text:p>
        </text:list-item>
        <text:list-item>
          <text:p text:style-name="P48"><text:soft-page-break/>RunAnalytics intact</text:p>
        </text:list-item>
        <text:list-item>
          <text:p text:style-name="P48">StudentYearMetrics intact</text:p>
        </text:list-item>
        <text:list-item>
          <text:p text:style-name="P48">Vendor calibration intact</text:p>
        </text:list-item>
        <text:list-item>
          <text:p text:style-name="P48">Audit logs intact</text:p>
        </text:list-item>
        <text:list-item>
          <text:p text:style-name="P48">No missing collections</text:p>
        </text:list-item>
      </text:list>
      <text:list text:style-name="L45">
        <text:list-item>
          <text:p text:style-name="P49">Generate test report</text:p>
        </text:list-item>
        <text:list-item>
          <text:p text:style-name="P49">Compare hash against production snapshot</text:p>
        </text:list-item>
      </text:list>
      <text:p text:style-name="Text_20_body">This ensures backup validity.</text:p>
      <text:p text:style-name="Horizontal_20_Line"/>
      <text:h text:style-name="Heading_20_1" text:outline-level="1">⚡ 5️⃣ DEPLOYMENT ROLLBACK STRATEGY</text:h>
      <text:p text:style-name="Text_20_body">Protect against bad releases.</text:p>
      <text:p text:style-name="Text_20_body">Use:</text:p>
      <text:p text:style-name="Text_20_body">Git-based CI/CD.</text:p>
      <text:p text:style-name="Text_20_body">Deployment tagging:</text:p>
      <text:list text:style-name="L46">
        <text:list-item>
          <text:p text:style-name="P50">v1.0.0</text:p>
        </text:list-item>
        <text:list-item>
          <text:p text:style-name="P50">v1.0.1</text:p>
        </text:list-item>
        <text:list-item>
          <text:p text:style-name="P50">etc.</text:p>
        </text:list-item>
      </text:list>
      <text:p text:style-name="Text_20_body">If deployment causes issues:</text:p>
      <text:p text:style-name="Preformatted_20_Text"><text:span text:style-name="Source_20_Text">git revert</text:span></text:p>
      <text:p text:style-name="P1"><text:span text:style-name="Source_20_Text">deploy previous commit</text:span></text:p>
      <text:p text:style-name="Text_20_body">Feature flags allow instant rollback of risky features without redeploy.</text:p>
      <text:p text:style-name="Horizontal_20_Line"/>
      <text:h text:style-name="Heading_20_1" text:outline-level="1">🌍 6️⃣ REGIONAL FAILURE STRATEGY</text:h>
      <text:p text:style-name="Text_20_body">Firebase production project must:</text:p>
      <text:list text:style-name="L47">
        <text:list-item>
          <text:p text:style-name="P51">Use multi-region Firestore</text:p>
        </text:list-item>
        <text:list-item>
          <text:p text:style-name="P51">Use multi-region storage bucket</text:p>
        </text:list-item>
        <text:list-item>
          <text:p text:style-name="P51">Use region-appropriate Cloud Functions</text:p>
        </text:list-item>
      </text:list>
      <text:p text:style-name="Text_20_body">Firestore multi-region option recommended.</text:p>
      <text:p text:style-name="Text_20_body">This minimizes downtime during zone failure.</text:p>
      <text:p text:style-name="Horizontal_20_Line"><text:soft-page-break/></text:p>
      <text:h text:style-name="Heading_20_1" text:outline-level="1">⏱ 7️⃣ DOWNTIME MINIMIZATION PLAN</text:h>
      <text:h text:style-name="Heading_20_3" text:outline-level="3">Scenario A: Minor bug</text:h>
      <text:list text:style-name="L48">
        <text:list-item>
          <text:p text:style-name="P52">Disable feature flag</text:p>
        </text:list-item>
        <text:list-item>
          <text:p text:style-name="P52">Hotfix deploy</text:p>
        </text:list-item>
        <text:list-item>
          <text:p text:style-name="P52">No downtime</text:p>
        </text:list-item>
      </text:list>
      <text:h text:style-name="Heading_20_3" text:outline-level="3">Scenario B: Corrupted document</text:h>
      <text:list text:style-name="L49">
        <text:list-item>
          <text:p text:style-name="P53">Restore specific collection from backup</text:p>
        </text:list-item>
        <text:list-item>
          <text:p text:style-name="P53">Re-run analytics recalculation</text:p>
        </text:list-item>
        <text:list-item>
          <text:p text:style-name="P53">Partial downtime (&lt; 1 hour)</text:p>
        </text:list-item>
      </text:list>
      <text:h text:style-name="Heading_20_3" text:outline-level="3">Scenario C: Region outage</text:h>
      <text:list text:style-name="L50">
        <text:list-item>
          <text:p text:style-name="P54">Failover to secondary region (if configured)</text:p>
        </text:list-item>
        <text:list-item>
          <text:p text:style-name="P54">DNS switch</text:p>
        </text:list-item>
        <text:list-item>
          <text:p text:style-name="P54">Limited downtime</text:p>
        </text:list-item>
      </text:list>
      <text:h text:style-name="Heading_20_3" text:outline-level="3">Scenario D: Stripe failure</text:h>
      <text:list text:style-name="L51">
        <text:list-item>
          <text:p text:style-name="P55">Queue payments</text:p>
        </text:list-item>
        <text:list-item>
          <text:p text:style-name="P55">Grace license period</text:p>
        </text:list-item>
        <text:list-item>
          <text:p text:style-name="P55">No student impact</text:p>
        </text:list-item>
      </text:list>
      <text:p text:style-name="Horizontal_20_Line"/>
      <text:h text:style-name="Heading_20_1" text:outline-level="1">🧾 8️⃣ DATA INTEGRITY PROTECTION</text:h>
      <text:p text:style-name="Text_20_body">Add:</text:p>
      <text:p text:style-name="Text_20_body">Pre-delete protection:</text:p>
      <text:p text:style-name="Text_20_body">Never allow:</text:p>
      <text:list text:style-name="L52">
        <text:list-item>
          <text:p text:style-name="P56">Hard delete of:</text:p>
          <text:list>
            <text:list-item>
              <text:p text:style-name="P56">Sessions</text:p>
            </text:list-item>
            <text:list-item>
              <text:p text:style-name="P56">RunAnalytics</text:p>
            </text:list-item>
            <text:list-item>
              <text:p text:style-name="P56">StudentYearMetrics</text:p>
            </text:list-item>
            <text:list-item>
              <text:p text:style-name="P56">Audit logs</text:p>
            </text:list-item>
            <text:list-item>
              <text:p text:style-name="P56">License objects</text:p>
            </text:list-item>
          </text:list>
        </text:list-item>
      </text:list>
      <text:p text:style-name="Text_20_body"><text:soft-page-break/>Instead:</text:p>
      <text:list text:style-name="L53">
        <text:list-item>
          <text:p text:style-name="P57">Soft-delete via status flag</text:p>
        </text:list-item>
      </text:list>
      <text:p text:style-name="Horizontal_20_Line"/>
      <text:h text:style-name="Heading_20_1" text:outline-level="1">🔒 9️⃣ IMMUTABLE DATA PROTECTION</text:h>
      <text:p text:style-name="Text_20_body">Collections marked immutable:</text:p>
      <text:list text:style-name="L54">
        <text:list-item>
          <text:p text:style-name="P58">auditLogs</text:p>
        </text:list-item>
        <text:list-item>
          <text:p text:style-name="P58">governanceSnapshots</text:p>
        </text:list-item>
        <text:list-item>
          <text:p text:style-name="P58">licenseHistory</text:p>
        </text:list-item>
        <text:list-item>
          <text:p text:style-name="P58">calibrationVersions</text:p>
        </text:list-item>
      </text:list>
      <text:p text:style-name="Text_20_body">Firestore rules must block update/delete.</text:p>
      <text:p text:style-name="Horizontal_20_Line"/>
      <text:h text:style-name="Heading_20_1" text:outline-level="1">🔐 10️⃣ BACKUP SECURITY</text:h>
      <text:p text:style-name="Text_20_body">Backups stored in:</text:p>
      <text:p text:style-name="Text_20_body">Separate GCP project recommended:</text:p>
      <text:p text:style-name="P1"><text:span text:style-name="Source_20_Text">parabolic-backup-prod</text:span></text:p>
      <text:p text:style-name="Text_20_body">Restrict access:</text:p>
      <text:list text:style-name="L55">
        <text:list-item>
          <text:p text:style-name="P59">Vendor-only IAM</text:p>
        </text:list-item>
        <text:list-item>
          <text:p text:style-name="P59">No public access</text:p>
        </text:list-item>
        <text:list-item>
          <text:p text:style-name="P59">No institute access</text:p>
        </text:list-item>
      </text:list>
      <text:p text:style-name="Text_20_body">Encrypt using default GCP encryption (automatic).</text:p>
      <text:p text:style-name="Horizontal_20_Line"/>
      <text:h text:style-name="Heading_20_1" text:outline-level="1">📊 11️⃣ RECOVERY TIME OBJECTIVES (RTO)</text:h>
      <text:p text:style-name="Text_20_body">Define target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RTO</text:p>
            </table:table-cell>
            <table:table-cell table:style-name="Table2.A1" office:value-type="string">
              <text:p text:style-name="Table_20_Heading">RPO</text:p>
            </table:table-cell>
          </table:table-row>
        </table:table-header-rows>
        <table:table-row>
          <table:table-cell table:style-name="Table2.A1" office:value-type="string">
            <text:p text:style-name="Table_20_Contents">Minor bug</text:p>
          </table:table-cell>
          <table:table-cell table:style-name="Table2.A1" office:value-type="string">
            <text:p text:style-name="Table_20_Contents">30 min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Data corruption</text:p>
          </table:table-cell>
          <table:table-cell table:style-name="Table2.A1" office:value-type="string">
            <text:p text:style-name="Table_20_Contents">2 hours</text:p>
          </table:table-cell>
          <table:table-cell table:style-name="Table2.A1" office:value-type="string">
            <text:p text:style-name="Table_20_Contents">24 hours (max)</text:p>
          </table:table-cell>
        </table:table-row>
        <table:table-row>
          <table:table-cell table:style-name="Table2.A1" office:value-type="string">
            <text:p text:style-name="Table_20_Contents">Region outage</text:p>
          </table:table-cell>
          <table:table-cell table:style-name="Table2.A1" office:value-type="string">
            <text:p text:style-name="Table_20_Contents">1–4 hours</text:p>
          </table:table-cell>
          <table:table-cell table:style-name="Table2.A1" office:value-type="string">
            <text:p text:style-name="Table_20_Contents">0–1 hour</text:p>
          </table:table-cell>
        </table:table-row>
        <table:table-row>
          <table:table-cell table:style-name="Table2.A1" office:value-type="string">
            <text:p text:style-name="Table_20_Contents">Catastrophic failure</text:p>
          </table:table-cell>
          <table:table-cell table:style-name="Table2.A1" office:value-type="string">
            <text:p text:style-name="Table_20_Contents">6–12 hours</text:p>
          </table:table-cell>
          <table:table-cell table:style-name="Table2.A1" office:value-type="string">
            <text:p text:style-name="Table_20_Contents">24 hours</text:p>
          </table:table-cell>
        </table:table-row>
      </table:table>
      <text:p text:style-name="Text_20_body"><text:soft-page-break/>RPO = Recovery Point Objective<text:line-break/>RTO = Recovery Time Objective</text:p>
      <text:p text:style-name="Horizontal_20_Line"/>
      <text:h text:style-name="Heading_20_1" text:outline-level="1">🔄 12️⃣ HOT–WARM–COLD RECOVERY LOGIC</text:h>
      <text:p text:style-name="Text_20_body">If Firestore corrupted:</text:p>
      <text:list text:style-name="L56">
        <text:list-item>
          <text:p text:style-name="P60">Restore Firestore from export</text:p>
        </text:list-item>
        <text:list-item>
          <text:p text:style-name="P60">BigQuery archive intact</text:p>
        </text:list-item>
        <text:list-item>
          <text:p text:style-name="P60">Recalculate studentYearMetrics if needed</text:p>
        </text:list-item>
        <text:list-item>
          <text:p text:style-name="P60">Recalculate vendor aggregates</text:p>
        </text:list-item>
      </text:list>
      <text:p text:style-name="Text_20_body">System must support recalculation.</text:p>
      <text:p text:style-name="Horizontal_20_Line"/>
      <text:h text:style-name="Heading_20_1" text:outline-level="1">🧪 13️⃣ DISASTER TEST SCENARIOS</text:h>
      <text:p text:style-name="Text_20_body">Test quarterly:</text:p>
      <text:list text:style-name="L57">
        <text:list-item>
          <text:p text:style-name="P61">Accidental student bulk delete</text:p>
        </text:list-item>
        <text:list-item>
          <text:p text:style-name="P61">Calibration wrong activation</text:p>
        </text:list-item>
        <text:list-item>
          <text:p text:style-name="P61">License object overwrite</text:p>
        </text:list-item>
        <text:list-item>
          <text:p text:style-name="P61">Email queue corruption</text:p>
        </text:list-item>
        <text:list-item>
          <text:p text:style-name="P61">Session partial writes</text:p>
        </text:list-item>
      </text:list>
      <text:p text:style-name="Text_20_body">Simulate and restore.</text:p>
      <text:p text:style-name="Horizontal_20_Line"/>
      <text:h text:style-name="Heading_20_1" text:outline-level="1">📈 14️⃣ COST OF BACKUP STRATEGY</text:h>
      <text:p text:style-name="Text_20_body">Estimate (100 institutes):</text:p>
      <text:p text:style-name="Text_20_body">Firestore daily export:</text:p>
      <text:p text:style-name="Text_20_body">~2–5 GB total dataset.</text:p>
      <text:p text:style-name="Text_20_body">Storage cost:</text:p>
      <text:p text:style-name="P1"><text:span text:style-name="Source_20_Text">5GB × $0.02 ≈ $0.10/month ≈ ₹8</text:span></text:p>
      <text:p text:style-name="Text_20_body">Even with retention:</text:p>
      <text:p text:style-name="Text_20_body">₹100–₹300/month total.</text:p>
      <text:p text:style-name="Text_20_body"><text:soft-page-break/>Very affordable.</text:p>
      <text:p text:style-name="Horizontal_20_Line"/>
      <text:h text:style-name="Heading_20_1" text:outline-level="1">🧠 15️⃣ HUMAN ERROR PROTECTION</text:h>
      <text:p text:style-name="Text_20_body">Most common disaster cause = manual mistake.</text:p>
      <text:p text:style-name="Text_20_body">Protect against:</text:p>
      <text:list text:style-name="L58">
        <text:list-item>
          <text:p text:style-name="P62">Accidental delete</text:p>
        </text:list-item>
        <text:list-item>
          <text:p text:style-name="P62">Wrong calibration activation</text:p>
        </text:list-item>
        <text:list-item>
          <text:p text:style-name="P62">Wrong license downgrade</text:p>
        </text:list-item>
        <text:list-item>
          <text:p text:style-name="P62">Schema migration bug</text:p>
        </text:list-item>
      </text:list>
      <text:p text:style-name="Text_20_body">Mitigation:</text:p>
      <text:p text:style-name="Text_20_body">✔ Immutable audit logs<text:line-break/>✔ Feature flag gating<text:line-break/>✔ Versioned calibration<text:line-break/>✔ Versioned schema<text:line-break/>✔ Backup restore test</text:p>
      <text:p text:style-name="Horizontal_20_Line"/>
      <text:h text:style-name="Heading_20_1" text:outline-level="1">🎯 FINAL DISASTER RECOVERY SUMMARY</text:h>
      <text:p text:style-name="Text_20_body">You now have:</text:p>
      <text:p text:style-name="Text_20_body">✔ Scheduled Firestore daily export<text:line-break/>✔ BigQuery snapshot strategy<text:line-break/>✔ Cloud Storage versioning<text:line-break/>✔ Restore simulation plan<text:line-break/>✔ Deployment rollback model<text:line-break/>✔ Multi-region strategy<text:line-break/>✔ Downtime minimization protocols<text:line-break/>✔ Immutable data protection<text:line-break/>✔ Backup IAM isolation<text:line-break/>✔ Recovery time objectives<text:line-break/>✔ Quarterly disaster drill policy<text:line-break/>✔ Cost-efficient backup storage</text:p>
      <text:p text:style-name="Text_20_body">This completes your operational safety architecture.</text:p>
      <text:p text:style-name="Horizontal_20_Line"/>
      <text:p text:style-name="Text_20_body">Your blueprint now includes:</text:p>
      <text:list text:style-name="L59">
        <text:list-item>
          <text:p text:style-name="P63"><text:soft-page-break/>Full multi-tenant architecture</text:p>
        </text:list-item>
        <text:list-item>
          <text:p text:style-name="P63">Engines</text:p>
        </text:list-item>
        <text:list-item>
          <text:p text:style-name="P63">Billing &amp; licensing</text:p>
        </text:list-item>
        <text:list-item>
          <text:p text:style-name="P63">Vendor governance</text:p>
        </text:list-item>
        <text:list-item>
          <text:p text:style-name="P63">DevOps &amp; deployment</text:p>
        </text:list-item>
        <text:list-item>
          <text:p text:style-name="P63">Monitoring &amp; logging</text:p>
        </text:list-item>
        <text:list-item>
          <text:p text:style-name="P63">Scaling &amp; cost modeling</text:p>
        </text:list-item>
        <text:list-item>
          <text:p text:style-name="P63">Performance benchmarking</text:p>
        </text:list-item>
        <text:list-item>
          <text:p text:style-name="P63">Disaster recovery</text:p>
        </text:list-item>
      </text:list>
      <text:p text:style-name="Text_20_body">The only major structural artifact left is:</text:p>
      <text:p text:style-name="Text_20_body">🔄 <text:span text:style-name="Strong_20_Emphasis">Full Cloud Function Trigger Graph (Complete System Event Topology)</text:span></text:p>
      <text:p text:style-name="Text_20_body">That will visually connect everything you’ve built.</text:p>
      <text:p text:style-name="Text_20_body">Shall we finalize that final architectural layer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5:37:57.828030044</dc:date>
    <meta:editing-duration>PT18M7S</meta:editing-duration>
    <meta:editing-cycles>11</meta:editing-cycles>
    <meta:generator>LibreOffice/24.2.7.2$Linux_X86_64 LibreOffice_project/420$Build-2</meta:generator>
    <meta:document-statistic meta:table-count="2" meta:image-count="0" meta:object-count="0" meta:page-count="9" meta:paragraph-count="217" meta:word-count="919" meta:character-count="6083" meta:non-whitespace-character-count="5471"/>
  </office:meta>
</office:document-meta>
</file>